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3pt" officeooo:rsid="001e4968" officeooo:paragraph-rsid="001e4968" style:font-size-asian="13pt" style:font-size-complex="13pt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e4968" officeooo:paragraph-rsid="001e4968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efd0c" style:font-size-asian="11pt" style:font-style-asian="normal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xplain a little about your experience with finding a forum/conversation regarding your modules on the platform.</text:span></text:p>
      <text:p text:style-name="P3"><text:span text:style-name="T1"/></text:p>
      <text:p text:style-name="P3"><text:span text:style-name="T1">Platform: </text:span><text:span text:style-name="T2">Prototype</text:span></text:p>
      <text:p text:style-name="P1"><text:span text:style-name="T1"/></text:p>
      <text:p text:style-name="P2"><text:span text:style-name="T3">1)It's easy to look at and not hidden behind loads of windows but it doesn't have any proper headers and it makes it a tiny bit harder to find</text:span></text:p>
      <text:p text:style-name="P2"><text:span text:style-name="T3"/></text:p>
      <text:p text:style-name="P2"><text:span text:style-name="T3">2) Very easy to find, select a module and then the content is displayed front and center with feedback for each piece.</text:span></text:p>
      <text:p text:style-name="P2"><text:span text:style-name="T3"/></text:p>
      <text:p text:style-name="P2"><text:span text:style-name="T3">3) clicking the button at the bottom right "myuni404" brings me to the forum page where i can access different forums on different topics</text:span></text:p>
      <text:p text:style-name="P2"><text:span text:style-name="T3"/></text:p>
      <text:p text:style-name="P2"><text:span text:style-name="T3">4) Very self explanatory. easy menu navigation to get what you want <text:s/></text:span></text:p>
      <text:p text:style-name="P2"><text:span text:style-name="T3"/></text:p>
      <text:p text:style-name="P2"><text:span text:style-name="T3">5) Very easy to find a forum/conversation, especially using the sort functionality for the different modules.</text:span></text:p>
      <text:p text:style-name="P2"><text:span text:style-name="T3"/></text:p>
      <text:p text:style-name="P2"><text:span text:style-name="T3">6) Module related content can be sorted easily using the left side menu.</text:span></text:p>
      <text:p text:style-name="P2"><text:span text:style-name="T3"/></text:p>
      <text:p text:style-name="P2"><text:span text:style-name="T3">7) easy enough once Ive spent some time on the platform</text:span></text:p>
      <text:p text:style-name="P2"><text:span text:style-name="T3"/></text:p>
      <text:p text:style-name="P2"><text:span text:style-name="T3">8)I terms of information related to modules it is very easy to find conversations related to that module.</text:span></text:p>
      <text:p text:style-name="P2"><text:span text:style-name="T3"/></text:p>
      <text:p text:style-name="P2"><text:span text:style-name="T3">9) I cant wait to see the forum fill up with posts. I can see this being such a useful feature. it was very easy to find/use the forum</text:span></text:p>
      <text:p text:style-name="P2"><text:span text:style-name="T3"/></text:p>
      <text:p text:style-name="P2"><text:span text:style-name="T3">10) pretty easy but the myUni404 button disappears depending on what page you're on which means more navigating.</text:span></text:p>
      <text:p text:style-name="P2"><text:span text:style-name="T3"/></text:p>
      <text:p text:style-name="P2"><text:span text:style-name="T3">11) It's quite easy to access any module conversation and see content organised on the timeline</text:span></text:p>
      <text:p text:style-name="P2"><text:span text:style-name="T3"/></text:p>
      <text:p text:style-name="P2"><text:span text:style-name="T3">12) Talked about using stack and other additives that maybe useful as a web interface. </text:span></text:p>
      <text:p text:style-name="P2"><text:span text:style-name="T3"/></text:p>
      <text:p text:style-name="P2"><text:span text:style-name="T3">13) hard to say at the moment as there is little in the way of conversations, but all tabs have a comment section beneath them.</text:span></text:p>
      <text:p text:style-name="P2"><text:span text:style-name="T3"/></text:p>
      <text:p text:style-name="P2"><text:span text:style-name="T3">14) Looked simple to find and use, but i worry that with a lot of chatter on the different tabs it could become cluttered very quickly </text:span></text:p>
      <text:p text:style-name="P2"><text:span text:style-name="T3"/></text:p>
      <text:p text:style-name="P2"><text:span text:style-name="T3">15) Simple as selecting the module </text:span></text:p>
      <text:p text:style-name="P2"><text:span text:style-name="T3"/></text:p>
      <text:p text:style-name="P2"><text:span text:style-name="T3">16) No posts for my modules yet</text:span></text:p>
      <text:p text:style-name="P2"><text:span text:style-name="T3"/></text:p>
      <text:p text:style-name="P2"><text:span text:style-name="T3">17) there wasn't any posts </text:span></text:p>
      <text:p text:style-name="P2"><text:soft-page-break/><text:span text:style-name="T3"/></text:p>
      <text:p text:style-name="P2"><text:span text:style-name="T3">18) At first the feed wasn't loading even though i was clicking on feed but after a while it word but and easy to fine </text:span></text:p>
      <text:p text:style-name="P2"><text:span text:style-name="T3"/></text:p>
      <text:p text:style-name="P2"><text:span text:style-name="T3">19) it was and quick to find</text:span></text:p>
      <text:p text:style-name="P2"><text:span text:style-name="T3"/></text:p>
      <text:p text:style-name="P2"><text:span text:style-name="T3">20) Easy to find</text:span></text:p>
      <text:p text:style-name="P2"><text:span text:style-name="T3"/></text:p>
      <text:p text:style-name="P2"><text:span text:style-name="T3">21) After gaining access to course related content it is very easy to find conversations regarding different modules.</text:span></text:p>
      <text:p text:style-name="P2"><text:span text:style-name="T3"/></text:p>
      <text:p text:style-name="P2"><text:span text:style-name="T3">22) As an audio student there isn't anything related to me, but if i go by what the comp students have I should be able to find what I need</text:span></text:p>
      <text:p text:style-name="P2"><text:span text:style-name="T3"/></text:p>
      <text:p text:style-name="P2"><text:span text:style-name="T3">23) It took me a little while to find what i was looking for and i personally didnt find it overly intuitive, in the end i resorted on clicking on everything until i got there by chance</text:span></text:p>
      <text:p text:style-name="P2"><text:span text:style-name="T3"/></text:p>
      <text:p text:style-name="P2"><text:span text:style-name="T3">24) The modules I'm on didn't have any content/weren't on the platform yet, but it looks easy to use. The button to add images to posts could be made clearer that it's a button with a colour change on hove or something similar though.</text:span></text:p>
      <text:p text:style-name="P2"><text:span text:style-name="T3"/></text:p>
      <text:p text:style-name="P2"><text:span text:style-name="T3">25) It's great, what usually happens in normal myunisocial it's very hard to find those conversations and students rely on various social media and that can get messy, this is agreat conbination of a platform were you can find university related content and, very easly, start having a conversation within your class. </text:span></text:p>
      <text:p text:style-name="P2"><text:span text:style-name="T3"/></text:p>
      <text:p text:style-name="P2"><text:span text:style-name="T3">26) The comments below posts were easy to navigate and it was a straightforward process to post and reply within the module groups</text:span>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49:03.644994785</meta:creation-date>
    <dc:date>2023-03-17T22:24:41.804204408</dc:date>
    <meta:editing-duration>PT35M36S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2" meta:paragraph-count="28" meta:word-count="550" meta:character-count="3007" meta:non-whitespace-character-count="2477"/>
  </office:meta>
</office:document-meta>
</file>